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data from <text:s/>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test data on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d data from MPU (PROBLEM MPU has te same i2c address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4"/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3:59:14.867358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27T18:39:22.633828860</dc:date>
    <meta:editing-duration>P14DT6H18M2S</meta:editing-duration>
    <meta:editing-cycles>68</meta:editing-cycles>
    <meta:document-statistic meta:table-count="1" meta:cell-count="121" meta:object-count="0"/>
  </office:meta>
</office:document-meta>
</file>